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fo:border-bottom="2.01pt solid #000000" fo:background-color="#c0c0c0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8mm" svg:height="89.98mm" svg:x="107.81mm" svg:y="5.29mm">
            <draw:object draw:notify-on-update-of-ranges="Hoja1.A2:Hoja1.A4 Hoja1.B2:Hoja1.B4 Hoja1.C2:Hoja1.C4 Hoja1.D2:Hoja1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static 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cto</text:p>
          </table:table-cell>
          <table:table-cell table:style-name="ce2" office:value-type="float" office:value="0.094122" calcext:value-type="float">
            <text:p>0,094122</text:p>
          </table:table-cell>
          <table:table-cell table:style-name="ce2" office:value-type="float" office:value="0.093506" calcext:value-type="float">
            <text:p>0,093506</text:p>
          </table:table-cell>
          <table:table-cell table:style-name="ce2" office:value-type="float" office:value="0.122639" calcext:value-type="float">
            <text:p>0,12263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66223" calcext:value-type="float">
            <text:p>0,066223</text:p>
          </table:table-cell>
          <table:table-cell table:style-name="ce3" office:value-type="float" office:value="0.06839" calcext:value-type="float">
            <text:p>0,06839</text:p>
          </table:table-cell>
          <table:table-cell table:style-name="ce3" office:value-type="float" office:value="0.152661" calcext:value-type="float">
            <text:p>0,15266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float" office:value="0.066384" calcext:value-type="float">
            <text:p>0,066384</text:p>
          </table:table-cell>
          <table:table-cell table:style-name="ce4" office:value-type="float" office:value="0.058461828" calcext:value-type="float">
            <text:p>0,058461828</text:p>
          </table:table-cell>
          <table:table-cell table:style-name="ce4" office:value-type="float" office:value="0.091913" calcext:value-type="float">
            <text:p>0,091913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avi</meta:initial-creator>
    <meta:creation-date>2018-05-13T12:17:33Z</meta:creation-date>
    <dc:date>2019-05-18T19:15:34.166000000</dc:date>
    <meta:editing-duration>PT9M49S</meta:editing-duration>
    <meta:editing-cycles>1</meta:editing-cycles>
    <meta:document-statistic meta:table-count="1" meta:cell-count="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906cm" svg:y="3.687cm" style:legend-expansion="high" chart:style-name="ch2"/>
        <chart:plot-area chart:style-name="ch3" table:cell-range-address="Hoja1.A2:Hoja1.D4" chart:data-source-has-labels="column" svg:x="0.319cm" svg:y="0.179cm" svg:width="12.268cm" svg:height="8.641cm">
          <chartooo:coordinate-region svg:x="1.241cm" svg:y="0.383cm" svg:width="11.153cm" svg:height="7.78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class="chart:line">
            <chart:data-point chart:repeated="3"/>
          </chart:series>
          <chart:series chart:style-name="ch7" chart:values-cell-range-address="Hoja1.C2:Hoja1.C4" chart:class="chart:line">
            <chart:data-point chart:repeated="3"/>
          </chart:series>
          <chart:series chart:style-name="ch8" chart:values-cell-range-address="Hoja1.D2:Hoja1.D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fecto</text:p>
                <draw:g>
                  <svg:desc>Hoja1.A2:Hoja1.A4</svg:desc>
                </draw:g>
              </table:table-cell>
              <table:table-cell office:value-type="float" office:value="0.094122">
                <text:p>0.094122</text:p>
                <draw:g>
                  <svg:desc>Hoja1.B2:Hoja1.B4</svg:desc>
                </draw:g>
              </table:table-cell>
              <table:table-cell office:value-type="float" office:value="0.093506">
                <text:p>0.093506</text:p>
                <draw:g>
                  <svg:desc>Hoja1.C2:Hoja1.C4</svg:desc>
                </draw:g>
              </table:table-cell>
              <table:table-cell office:value-type="float" office:value="0.122639">
                <text:p>0.122639</text:p>
                <draw:g>
                  <svg:desc>Hoja1.D2:Hoja1.D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6223">
                <text:p>0.066223</text:p>
              </table:table-cell>
              <table:table-cell office:value-type="float" office:value="0.06839">
                <text:p>0.06839</text:p>
              </table:table-cell>
              <table:table-cell office:value-type="float" office:value="0.152661">
                <text:p>0.1526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66384">
                <text:p>0.066384</text:p>
              </table:table-cell>
              <table:table-cell office:value-type="float" office:value="0.058461828">
                <text:p>0.058461828</text:p>
              </table:table-cell>
              <table:table-cell office:value-type="float" office:value="0.091913">
                <text:p>0.091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